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4pt" fo:font-weight="bold" officeooo:rsid="0024cbe3" officeooo:paragraph-rsid="0024cbe3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ize="14pt" fo:font-weight="normal" officeooo:rsid="001cfe7e" officeooo:paragraph-rsid="001cfe7e" style:font-size-asian="14pt" style:font-weight-asian="normal" style:font-size-complex="14pt" style:font-weight-complex="normal"/>
    </style:style>
    <style:style style:name="P4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officeooo:rsid="001cfe7e" officeooo:paragraph-rsid="001cfe7e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cfe7e" officeooo:paragraph-rsid="001cfe7e" style:font-size-asian="12pt" style:font-weight-asian="normal" style:font-size-complex="12pt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style:font-name="Arial" fo:font-size="12pt" fo:font-weight="normal" officeooo:rsid="001ecae3" officeooo:paragraph-rsid="001ecae3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officeooo:rsid="001ecae3" officeooo:paragraph-rsid="001ecae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1ecae3" officeooo:paragraph-rsid="001ecae3" style:font-size-asian="12pt" style:font-weight-asian="normal" style:font-size-complex="12pt" style:font-weight-complex="normal"/>
    </style:style>
    <style:style style:name="P9" style:family="paragraph" style:parent-style-name="Standard" style:list-style-name="L3">
      <style:paragraph-properties fo:line-height="150%" fo:text-align="start" style:justify-single-word="false"/>
      <style:text-properties style:font-name="Arial" fo:font-size="12pt" fo:font-weight="normal" officeooo:rsid="001ecae3" officeooo:paragraph-rsid="001ecae3" style:font-size-asian="12pt" style:font-weight-asian="normal" style:font-size-complex="12pt" style:font-weight-complex="normal"/>
    </style:style>
    <style:style style:name="P10" style:family="paragraph" style:parent-style-name="Standard" style:list-style-name="L4">
      <style:paragraph-properties fo:line-height="150%" fo:text-align="start" style:justify-single-word="false"/>
      <style:text-properties style:font-name="Arial" fo:font-size="12pt" fo:font-weight="normal" officeooo:rsid="001ecae3" officeooo:paragraph-rsid="001ecae3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officeooo:rsid="0020579e" officeooo:paragraph-rsid="0020579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20579e" officeooo:paragraph-rsid="0020579e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line-height="150%" fo:text-align="start" style:justify-single-word="false"/>
      <style:text-properties style:font-name="Arial" fo:font-size="12pt" fo:font-weight="normal" officeooo:rsid="0020ff16" officeooo:paragraph-rsid="0020ff16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22db5a" officeooo:paragraph-rsid="0022db5a" style:font-size-asian="12pt" style:font-weight-asian="normal" style:font-size-complex="12pt" style:font-weight-complex="normal"/>
    </style:style>
    <style:style style:name="P15" style:family="paragraph" style:parent-style-name="Standard" style:list-style-name="L11">
      <style:paragraph-properties fo:line-height="150%" fo:text-align="start" style:justify-single-word="false"/>
      <style:text-properties style:font-name="Arial" fo:font-size="12pt" fo:font-weight="normal" officeooo:rsid="0022db5a" officeooo:paragraph-rsid="00250ec8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Arial" fo:font-size="12pt" fo:font-weight="normal" officeooo:rsid="0022db5a" officeooo:paragraph-rsid="00250ec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style:font-name="Arial" fo:font-size="12pt" fo:font-weight="bold" officeooo:rsid="001cfe7e" officeooo:paragraph-rsid="001cfe7e" style:font-size-asian="12pt" style:font-weight-asian="bold" style:font-size-complex="12pt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style:font-name="Arial" fo:font-size="12pt" fo:font-style="italic" fo:font-weight="normal" officeooo:rsid="001cfe7e" officeooo:paragraph-rsid="001cfe7e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style:font-name="Arial" fo:font-size="12pt" fo:font-style="italic" fo:font-weight="normal" officeooo:rsid="0020579e" officeooo:paragraph-rsid="0020579e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Standard">
      <style:paragraph-properties fo:line-height="150%" fo:text-align="start" style:justify-single-word="false"/>
      <style:text-properties style:font-name="Arial" fo:font-size="12pt" fo:font-style="italic" fo:font-weight="normal" officeooo:rsid="0020579e" officeooo:paragraph-rsid="00282fb8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 style:list-style-name="L6">
      <style:paragraph-properties fo:line-height="150%" fo:text-align="start" style:justify-single-word="false"/>
      <style:text-properties style:font-name="Arial" fo:font-size="12pt" fo:font-style="normal" fo:font-weight="normal" officeooo:rsid="0020ff16" officeooo:paragraph-rsid="0020ff16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6">
      <style:paragraph-properties fo:line-height="150%" fo:text-align="start" style:justify-single-word="false"/>
      <style:text-properties style:font-name="Arial" fo:font-size="12pt" fo:font-style="normal" fo:font-weight="normal" officeooo:rsid="00219ed3" officeooo:paragraph-rsid="00219ed3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9">
      <style:paragraph-properties fo:line-height="150%" fo:text-align="start" style:justify-single-word="false"/>
      <style:text-properties style:font-name="Arial" fo:font-size="12pt" fo:font-style="normal" fo:font-weight="normal" officeooo:rsid="00219ed3" officeooo:paragraph-rsid="00219ed3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10">
      <style:paragraph-properties fo:line-height="150%" fo:text-align="start" style:justify-single-word="false"/>
      <style:text-properties style:font-name="Arial" fo:font-size="12pt" fo:font-style="normal" fo:font-weight="normal" officeooo:rsid="00219ed3" officeooo:paragraph-rsid="00219ed3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10">
      <style:paragraph-properties fo:line-height="150%" fo:text-align="start" style:justify-single-word="false"/>
      <style:text-properties style:font-name="Arial" fo:font-size="12pt" fo:font-style="normal" fo:font-weight="normal" officeooo:rsid="0021c0cb" officeooo:paragraph-rsid="0021c0cb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11">
      <style:paragraph-properties fo:line-height="150%" fo:text-align="start" style:justify-single-word="false"/>
      <style:text-properties style:font-name="Arial" fo:font-size="12pt" fo:font-style="normal" fo:font-weight="normal" officeooo:rsid="0021c0cb" officeooo:paragraph-rsid="0021c0cb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list-style-name="L11">
      <style:paragraph-properties fo:line-height="150%" fo:text-align="start" style:justify-single-word="false"/>
      <style:text-properties style:font-name="Arial" fo:font-size="12pt" fo:font-style="normal" fo:font-weight="normal" officeooo:rsid="0022db5a" officeooo:paragraph-rsid="0022db5a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7">
      <style:paragraph-properties fo:line-height="150%" fo:text-align="start" style:justify-single-word="false"/>
      <style:text-properties officeooo:rsid="00219ed3" officeooo:paragraph-rsid="00219ed3"/>
    </style:style>
    <style:style style:name="P29" style:family="paragraph" style:parent-style-name="Standard" style:list-style-name="L10">
      <style:paragraph-properties fo:line-height="150%" fo:text-align="start" style:justify-single-word="false"/>
      <style:text-properties fo:color="#808080" style:font-name="Arial" fo:font-size="12pt" fo:font-style="normal" fo:font-weight="normal" officeooo:rsid="0021c0cb" officeooo:paragraph-rsid="0021c0cb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 style:list-style-name="L10">
      <style:paragraph-properties fo:line-height="150%" fo:text-align="start" style:justify-single-word="false"/>
      <style:text-properties fo:color="#000000" style:font-name="Arial" fo:font-size="12pt" fo:font-style="normal" fo:font-weight="normal" officeooo:rsid="0021c0cb" officeooo:paragraph-rsid="0021c0cb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fo:color="#5983b0" style:font-name="Arial" fo:font-size="16pt" fo:font-weight="normal" officeooo:rsid="001cfe7e" officeooo:paragraph-rsid="001cfe7e" style:font-size-asian="16pt" style:font-weight-asian="normal" style:font-size-complex="16pt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5983b0" style:font-name="Arial" fo:font-size="14pt" fo:font-weight="bold" officeooo:rsid="001cfe7e" officeooo:paragraph-rsid="001cfe7e" style:font-size-asian="14pt" style:font-weight-asian="bold" style:font-size-complex="14pt" style:font-weight-complex="bold"/>
    </style:style>
    <style:style style:name="P33" style:family="paragraph" style:parent-style-name="Standard">
      <style:paragraph-properties fo:line-height="150%" fo:text-align="start" style:justify-single-word="false"/>
      <style:text-properties fo:color="#5983b0" style:font-name="Arial" fo:font-size="14pt" fo:font-weight="normal" officeooo:rsid="001cfe7e" officeooo:paragraph-rsid="001cfe7e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line-height="150%" fo:text-align="start" style:justify-single-word="false"/>
      <style:text-properties fo:color="#5983b0" style:font-name="Arial" fo:font-size="14pt" fo:font-weight="normal" officeooo:rsid="0022db5a" officeooo:paragraph-rsid="00250ec8" style:font-size-asian="14pt" style:font-weight-asian="normal" style:font-size-complex="14pt" style:font-weight-complex="normal"/>
    </style:style>
    <style:style style:name="P35" style:family="paragraph" style:parent-style-name="Standard" style:list-style-name="L7">
      <style:paragraph-properties fo:line-height="150%" fo:text-align="start" style:justify-single-word="false"/>
      <style:text-properties officeooo:paragraph-rsid="00219ed3"/>
    </style:style>
    <style:style style:name="P36" style:family="paragraph" style:parent-style-name="Standard" style:list-style-name="L3">
      <style:paragraph-properties fo:line-height="150%" fo:text-align="start" style:justify-single-word="false"/>
      <style:text-properties officeooo:paragraph-rsid="001ecae3"/>
    </style:style>
    <style:style style:name="P37" style:family="paragraph" style:parent-style-name="Standard">
      <style:paragraph-properties fo:text-align="center" style:justify-single-word="false"/>
      <style:text-properties fo:color="#76a3d3" style:font-name="Arial" fo:font-size="14pt" fo:font-weight="normal" officeooo:rsid="001cfe7e" officeooo:paragraph-rsid="001cfe7e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line-height="150%" fo:text-align="start" style:justify-single-word="false" fo:break-before="page"/>
      <style:text-properties style:font-name="Arial" fo:font-size="12pt" fo:font-style="italic" fo:font-weight="normal" officeooo:rsid="0020579e" officeooo:paragraph-rsid="00282fb8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officeooo:rsid="001cfe7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20579e" style:font-style-asian="italic" style:font-style-complex="italic"/>
    </style:style>
    <style:style style:name="T4" style:family="text">
      <style:text-properties officeooo:rsid="001ecae3"/>
    </style:style>
    <style:style style:name="T5" style:family="text">
      <style:text-properties style:font-name="Arial" fo:font-size="12pt" fo:font-weight="normal" officeooo:rsid="001ecae3" style:font-size-asian="12pt" style:font-weight-asian="normal" style:font-size-complex="12pt" style:font-weight-complex="normal"/>
    </style:style>
    <style:style style:name="T6" style:family="text">
      <style:text-properties style:font-name="Arial" fo:font-size="12pt" fo:font-weight="normal" officeooo:rsid="0022db5a" style:font-size-asian="12pt" style:font-weight-asian="normal" style:font-size-complex="12pt" style:font-weight-complex="normal"/>
    </style:style>
    <style:style style:name="T7" style:family="text"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20ff16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219ed3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bold" officeooo:rsid="001cfe7e" style:font-style-asian="normal" style:font-weight-asian="bold" style:font-style-complex="normal" style:font-weight-complex="bold"/>
    </style:style>
    <style:style style:name="T12" style:family="text">
      <style:text-properties fo:font-weight="bold" officeooo:rsid="001cfe7e" style:font-weight-asian="bold" style:font-weight-complex="bold"/>
    </style:style>
    <style:style style:name="T13" style:family="text">
      <style:text-properties officeooo:rsid="0020ff16"/>
    </style:style>
    <style:style style:name="T14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15" style:family="text">
      <style:text-properties fo:color="#000000" style:font-name="Arial" fo:font-size="12pt" style:font-size-asian="12pt" style:font-size-complex="12pt"/>
    </style:style>
    <style:style style:name="T16" style:family="text">
      <style:text-properties fo:color="#000000" style:font-name="Arial" fo:font-size="12pt" officeooo:rsid="00219ed3" style:font-size-asian="12pt" style:font-size-complex="12pt"/>
    </style:style>
    <style:style style:name="T17" style:family="text">
      <style:text-properties fo:color="#000000" fo:font-style="italic" style:font-style-asian="italic" style:font-style-complex="italic"/>
    </style:style>
    <style:style style:name="T18" style:family="text">
      <style:text-properties officeooo:rsid="0021c0cb"/>
    </style:style>
    <style:style style:name="T19" style:family="text">
      <style:text-properties officeooo:rsid="002348b9"/>
    </style:style>
    <style:style style:name="T20" style:family="text">
      <style:text-properties fo:background-color="transparent" loext:char-shading-value="0"/>
    </style:style>
    <style:style style:name="T21" style:family="text">
      <style:text-properties officeooo:rsid="002ad342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text:span text:style-name="T20">CreARtion</text:span></text:p>
      <text:p text:style-name="P32"><text:span text:style-name="T20"/></text:p>
      <text:p text:style-name="P2">Testen</text:p>
      <text:p text:style-name="P3">Aufgabenstellung</text:p>
      <text:p text:style-name="P37"/>
      <text:p text:style-name="P33">Platzieren und Entfernen von Objekten</text:p>
      <text:list xml:id="list1850812793" text:style-name="L1">
        <text:list-item>
          <text:p text:style-name="P4">Wählen Sie aus der Liste der Formen <text:span text:style-name="T2">ein Objekt</text:span> ihrer Wahl und platzieren Sie es.</text:p>
        </text:list-item>
        <text:list-item>
          <text:p text:style-name="P4">Verlassen Sie die Manipulationssicht und platzieren Sie <text:span text:style-name="T2">ein weiteres Objekt</text:span>.</text:p>
        </text:list-item>
        <text:list-item>
          <text:p text:style-name="P6">Löschen Sie das <text:span text:style-name="T2">zuletzt platzierte Objekt</text:span> durch Klicken des entsprechenden<text:span text:style-name="T2"> Lösch-Icons</text:span>.</text:p>
        </text:list-item>
      </text:list>
      <text:p text:style-name="P5"/>
      <text:p text:style-name="P33">Manipulieren von <text:span text:style-name="T19">Objekten</text:span></text:p>
      <text:list xml:id="list2508857609" text:style-name="L2">
        <text:list-item>
          <text:p text:style-name="P7">Wählen Sie das Objekt durch <text:span text:style-name="T10">Antippen </text:span>aus.</text:p>
        </text:list-item>
      </text:list>
      <text:p text:style-name="P8"><text:tab/><text:span text:style-name="T3">Verschieben</text:span></text:p>
      <text:list xml:id="list162937024494202" text:continue-numbering="true" text:style-name="L2">
        <text:list-item>
          <text:list>
            <text:list-item>
              <text:p text:style-name="P11">Wählen Sie das zweite Werkzeug <text:span text:style-name="T13">aus</text:span> der Liste aus.</text:p>
            </text:list-item>
            <text:list-item>
              <text:p text:style-name="P13">Verschieben Sie das Objekt durch Bewegen des Geräts etwas nach rechts.</text:p>
            </text:list-item>
          </text:list>
        </text:list-item>
      </text:list>
      <text:p text:style-name="P12"/>
      <text:p text:style-name="P12"><text:tab/><text:span text:style-name="T2">Größe ändern</text:span></text:p>
      <text:list xml:id="list520957658" text:style-name="L6">
        <text:list-item>
          <text:p text:style-name="P21">Wechseln Sie das Werkzeug durch Klicken des unter dem aktuell ausgewählten Werkzeugs in der Liste.</text:p>
        </text:list-item>
        <text:list-item>
          <text:p text:style-name="P22">Vergrößern Sie das Objekt durch Auseinanderziehen mit Daume und Zeigefinger.</text:p>
        </text:list-item>
      </text:list>
      <text:p text:style-name="P19"/>
      <text:p text:style-name="P19"><text:tab/>Rotieren</text:p>
      <text:list xml:id="list3183086206" text:style-name="L7">
        <text:list-item>
          <text:p text:style-name="P28"><text:span text:style-name="T8">W</text:span><text:span text:style-name="T7">echseln Sie zum Rotationswerkzeug.</text:span></text:p>
        </text:list-item>
        <text:list-item>
          <text:p text:style-name="P35"><text:span text:style-name="T9">Rotieren Sie das Objekt um 90</text:span><text:span text:style-name="T14">°</text:span><text:span text:style-name="T15"> </text:span><text:span text:style-name="T16">in allen drei Richtungen.</text:span></text:p>
        </text:list-item>
      </text:list>
      <text:p text:style-name="P19"/>
      <text:p text:style-name="P19"><text:tab/>Stretchen</text:p>
      <text:list xml:id="list3356635275" text:style-name="L9">
        <text:list-item>
          <text:p text:style-name="P23">Wechseln Sie zum darunterliegenden Werkzeug.</text:p>
        </text:list-item>
        <text:list-item>
          <text:p text:style-name="P23">Strecken Sie das Objekt in der Horizontalen, indem Sie erneut mit Daumen und Zeigefinger das Objekt auseinanderziehen.</text:p>
        </text:list-item>
      </text:list>
      <text:p text:style-name="P19"/>
      <text:p text:style-name="P20"><text:tab/></text:p>
      <text:p text:style-name="P38"><text:tab/>Farbe ändern</text:p>
      <text:list xml:id="list4072842929" text:style-name="L10">
        <text:list-item>
          <text:p text:style-name="P24">Wechseln Sie zum <text:span text:style-name="T18">Werkzeug </text:span><text:span text:style-name="T21">zum </text:span><text:span text:style-name="T18">Ändern der Farbe.</text:span></text:p>
        </text:list-item>
        <text:list-item>
          <text:p text:style-name="P25">Nutzen Sie den RGB Slider, um ihrem Objekt eine <text:span text:style-name="T17">blaue</text:span><text:span text:style-name="T2"> </text:span>Farbe zu geben.</text:p>
          <text:p text:style-name="P29">Tipp: Roten und grünen Slider Richtung 0 bewegen</text:p>
        </text:list-item>
        <text:list-item>
          <text:p text:style-name="P30">Machen Sie das Objekt transparenter. Nutzen Sie hierfür den grauen Slider.</text:p>
        </text:list-item>
      </text:list>
      <text:p text:style-name="P19"/>
      <text:p text:style-name="P19"><text:tab/>Kopieren</text:p>
      <text:list xml:id="list3158856293" text:style-name="L11">
        <text:list-item>
          <text:p text:style-name="P26">Klicken Sie auf das letzte Werkzeug in der Liste.</text:p>
        </text:list-item>
        <text:list-item>
          <text:p text:style-name="P27">Anschließend bewegen Sie das kopierte Objekt aus dem Original.</text:p>
        </text:list-item>
        <text:list-item>
          <text:p text:style-name="P15"><text:span text:style-name="T10">Verlassen Sie anschließend die Manipulationssicht.</text:span></text:p>
        </text:list-item>
      </text:list>
      <text:p text:style-name="P16"><text:span text:style-name="T11"/></text:p>
      <text:p text:style-name="P34"><text:span text:style-name="T1">Die erste Skulptur</text:span></text:p>
      <text:p text:style-name="P14">Bauen Sie ein Haus mit Schornstein!</text:p>
      <text:p text:style-name="P17"/>
      <text:p text:style-name="P33">Festhalten von Erinnerungen</text:p>
      <text:p text:style-name="P18"><text:tab/><text:span text:style-name="T4">Screenshots</text:span></text:p>
      <text:list xml:id="list1399454219" text:style-name="L3">
        <text:list-item>
          <text:p text:style-name="P36"><text:span text:style-name="T5">Falls nicht schon ge</text:span><text:span text:style-name="T6">schehen</text:span><text:span text:style-name="T5">, verlassen Sie die Manipulationssicht.</text:span></text:p>
        </text:list-item>
        <text:list-item>
          <text:p text:style-name="P9">Richten Sie die Kamera so aus, dass ihre gesamte Skulptur zu sehen ist.</text:p>
        </text:list-item>
        <text:list-item>
          <text:p text:style-name="P9">Fotografieren Sie nun ihre Skulptur durch Klicken des <text:span text:style-name="T2">Kamera-Icons</text:span>.</text:p>
        </text:list-item>
      </text:list>
      <text:p text:style-name="P8"/>
      <text:p text:style-name="P8"><text:tab/><text:span text:style-name="T2">Videoaufzeichnung</text:span></text:p>
      <text:list xml:id="list1261610052" text:style-name="L4">
        <text:list-item>
          <text:p text:style-name="P10">Aktivieren Sie die Aufnahme durch Klicken des <text:span text:style-name="T2">Start-Icons</text:span>.</text:p>
        </text:list-item>
        <text:list-item>
          <text:p text:style-name="P10">Bewegen Sie die Kamera um das Objekt, um es aus verschiedenen Winkeln einzufangen.</text:p>
        </text:list-item>
        <text:list-item>
          <text:p text:style-name="P10">Klicken Sie auf das <text:span text:style-name="T2">Stop-Icon</text:span>, um die Aufnahme zu stoppen.</text:p>
        </text:list-item>
      </text:list>
      <text:p text:style-name="P8"/>
      <text:p text:style-name="P14"/>
      <text:p text:style-name="P14"/>
      <text:p text:style-name="P14"/>
      <text:p text:style-name="P14"/>
      <text:p text:style-name="P14">Vielen Dank für Ihre Teilnahme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/>
    <style:font-face style:name="arial" svg:font-family="arial, 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>
      <style:text-properties style:font-name="Arial" fo:font-family="Arial" style:font-family-generic="swiss" style:font-pitch="variable"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Arial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27T14:48:56.867000000</meta:creation-date>
    <dc:date>2021-07-27T16:29:36.123000000</dc:date>
    <meta:editing-duration>PT25M20S</meta:editing-duration>
    <meta:editing-cycles>14</meta:editing-cycles>
    <meta:generator>LibreOffice/6.4.3.2$Windows_X86_64 LibreOffice_project/747b5d0ebf89f41c860ec2a39efd7cb15b54f2d8</meta:generator>
    <meta:document-statistic meta:table-count="0" meta:image-count="0" meta:object-count="0" meta:page-count="2" meta:paragraph-count="44" meta:word-count="311" meta:character-count="1981" meta:non-whitespace-character-count="1728"/>
  </office:meta>
</office:document-meta>
</file>